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f76fe" officeooo:paragraph-rsid="000f76fe"/>
    </style:style>
    <style:style style:name="P2" style:family="paragraph" style:parent-style-name="Standard" style:list-style-name="L1">
      <style:text-properties officeooo:rsid="000f76fe" officeooo:paragraph-rsid="000f76fe"/>
    </style:style>
    <style:style style:name="P3" style:family="paragraph" style:parent-style-name="Standard">
      <style:text-properties officeooo:rsid="000f76fe" officeooo:paragraph-rsid="00173fb0"/>
    </style:style>
    <style:style style:name="P4" style:family="paragraph" style:parent-style-name="Standard">
      <style:text-properties officeooo:rsid="0010c0d1" officeooo:paragraph-rsid="0010c0d1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76fe" officeooo:paragraph-rsid="000f76fe" style:font-weight-asian="bold" style:font-weight-complex="bold"/>
    </style:style>
    <style:style style:name="P6" style:family="paragraph" style:parent-style-name="Standard">
      <style:text-properties officeooo:paragraph-rsid="001a304a"/>
    </style:style>
    <style:style style:name="P7" style:family="paragraph" style:parent-style-name="Standard">
      <style:text-properties officeooo:rsid="001b76d2" officeooo:paragraph-rsid="001b76d2"/>
    </style:style>
    <style:style style:name="P8" style:family="paragraph" style:parent-style-name="Standard" style:list-style-name="L2">
      <style:text-properties officeooo:rsid="001b76d2" officeooo:paragraph-rsid="001b76d2"/>
    </style:style>
    <style:style style:name="P9" style:family="paragraph" style:parent-style-name="Standard">
      <style:text-properties officeooo:rsid="001e01a7" officeooo:paragraph-rsid="001e01a7"/>
    </style:style>
    <style:style style:name="P10" style:family="paragraph" style:parent-style-name="Standard">
      <style:text-properties fo:font-weight="normal" officeooo:rsid="001e01a7" officeooo:paragraph-rsid="001e01a7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20da5b" officeooo:paragraph-rsid="0020da5b" style:font-weight-asian="normal" style:font-weight-complex="normal"/>
    </style:style>
    <style:style style:name="P12" style:family="paragraph" style:parent-style-name="Standard">
      <style:text-properties fo:font-weight="normal" officeooo:rsid="0020da5b" officeooo:paragraph-rsid="0020da5b" style:font-weight-asian="normal" style:font-weight-complex="normal"/>
    </style:style>
    <style:style style:name="P13" style:family="paragraph" style:parent-style-name="Standard" style:list-style-name="L2">
      <style:text-properties officeooo:rsid="001e46dc" officeooo:paragraph-rsid="001e46dc"/>
    </style:style>
    <style:style style:name="P14" style:family="paragraph" style:parent-style-name="Standard" style:list-style-name="L2">
      <style:text-properties officeooo:rsid="001fa0a3" officeooo:paragraph-rsid="002bdd85"/>
    </style:style>
    <style:style style:name="P15" style:family="paragraph" style:parent-style-name="Standard" style:list-style-name="L1">
      <style:text-properties officeooo:rsid="0020af9d" officeooo:paragraph-rsid="0020af9d"/>
    </style:style>
    <style:style style:name="P16" style:family="paragraph" style:parent-style-name="Standard" style:list-style-name="L2">
      <style:text-properties officeooo:rsid="00240284" officeooo:paragraph-rsid="00240284"/>
    </style:style>
    <style:style style:name="P17" style:family="paragraph" style:parent-style-name="Standard">
      <style:text-properties fo:font-weight="bold" officeooo:rsid="0025cc63" officeooo:paragraph-rsid="0025cc63" style:font-weight-asian="bold" style:font-weight-complex="bold"/>
    </style:style>
    <style:style style:name="P18" style:family="paragraph" style:parent-style-name="Standard" style:list-style-name="L4">
      <style:text-properties fo:font-weight="bold" officeooo:rsid="0027661c" officeooo:paragraph-rsid="0027661c" style:font-weight-asian="bold" style:font-weight-complex="bold"/>
    </style:style>
    <style:style style:name="P19" style:family="paragraph" style:parent-style-name="Standard">
      <style:text-properties fo:font-weight="bold" officeooo:rsid="00277689" officeooo:paragraph-rsid="00277689" style:font-weight-asian="bold" style:font-weight-complex="bold"/>
    </style:style>
    <style:style style:name="P20" style:family="paragraph" style:parent-style-name="Standard">
      <style:text-properties fo:font-weight="bold" officeooo:rsid="00277689" officeooo:paragraph-rsid="0027e99f" style:font-weight-asian="bold" style:font-weight-complex="bold"/>
    </style:style>
    <style:style style:name="P21" style:family="paragraph" style:parent-style-name="Standard" style:list-style-name="L5">
      <style:text-properties fo:font-weight="bold" officeooo:rsid="0027e99f" officeooo:paragraph-rsid="0027e99f" style:font-weight-asian="bold" style:font-weight-complex="bold"/>
    </style:style>
    <style:style style:name="P22" style:family="paragraph" style:parent-style-name="Standard">
      <style:text-properties fo:font-weight="bold" officeooo:rsid="002899d1" officeooo:paragraph-rsid="002899d1" style:font-weight-asian="bold" style:font-weight-complex="bold"/>
    </style:style>
    <style:style style:name="P23" style:family="paragraph" style:parent-style-name="Standard">
      <style:text-properties fo:font-weight="bold" officeooo:rsid="002899d1" officeooo:paragraph-rsid="002a0c90" style:font-weight-asian="bold" style:font-weight-complex="bold"/>
    </style:style>
    <style:style style:name="P24" style:family="paragraph" style:parent-style-name="Standard" style:list-style-name="L6">
      <style:text-properties officeooo:rsid="0027e99f" officeooo:paragraph-rsid="002899d1"/>
    </style:style>
    <style:style style:name="P25" style:family="paragraph" style:parent-style-name="Standard" style:list-style-name="L6">
      <style:text-properties officeooo:rsid="002899d1" officeooo:paragraph-rsid="002899d1"/>
    </style:style>
    <style:style style:name="P26" style:family="paragraph" style:parent-style-name="Standard" style:list-style-name="L7">
      <style:text-properties officeooo:paragraph-rsid="002a0c90"/>
    </style:style>
    <style:style style:name="P27" style:family="paragraph" style:parent-style-name="Standard" style:list-style-name="L2">
      <style:text-properties officeooo:rsid="002b1d56" officeooo:paragraph-rsid="002b1d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51" style:font-weight-asian="bold" style:font-weight-complex="bold"/>
    </style:style>
    <style:style style:name="T3" style:family="text">
      <style:text-properties fo:font-weight="bold" officeooo:rsid="000f76fe" style:font-weight-asian="bold" style:font-weight-complex="bold"/>
    </style:style>
    <style:style style:name="T4" style:family="text">
      <style:text-properties officeooo:rsid="00123cd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0f51" style:font-weight-asian="normal" style:font-weight-complex="normal"/>
    </style:style>
    <style:style style:name="T7" style:family="text">
      <style:text-properties fo:font-weight="normal" officeooo:rsid="001512de" style:font-weight-asian="normal" style:font-weight-complex="normal"/>
    </style:style>
    <style:style style:name="T8" style:family="text">
      <style:text-properties fo:font-weight="normal" officeooo:rsid="00173fb0" style:font-weight-asian="normal" style:font-weight-complex="normal"/>
    </style:style>
    <style:style style:name="T9" style:family="text">
      <style:text-properties fo:font-weight="normal" officeooo:rsid="001a304a" style:font-weight-asian="normal" style:font-weight-complex="normal"/>
    </style:style>
    <style:style style:name="T10" style:family="text">
      <style:text-properties fo:font-weight="normal" officeooo:rsid="00210443" style:font-weight-asian="normal" style:font-weight-complex="normal"/>
    </style:style>
    <style:style style:name="T11" style:family="text">
      <style:text-properties fo:font-weight="normal" officeooo:rsid="002756f0" style:font-weight-asian="normal" style:font-weight-complex="normal"/>
    </style:style>
    <style:style style:name="T12" style:family="text">
      <style:text-properties fo:font-weight="normal" officeooo:rsid="0027661c" style:font-weight-asian="normal" style:font-weight-complex="normal"/>
    </style:style>
    <style:style style:name="T13" style:family="text">
      <style:text-properties fo:font-weight="normal" officeooo:rsid="0027e99f" style:font-weight-asian="normal" style:font-weight-complex="normal"/>
    </style:style>
    <style:style style:name="T14" style:family="text">
      <style:text-properties fo:font-weight="normal" officeooo:rsid="002899d1" style:font-weight-asian="normal" style:font-weight-complex="normal"/>
    </style:style>
    <style:style style:name="T15" style:family="text">
      <style:text-properties fo:font-weight="normal" officeooo:rsid="002a0c90" style:font-weight-asian="normal" style:font-weight-complex="normal"/>
    </style:style>
    <style:style style:name="T16" style:family="text">
      <style:text-properties officeooo:rsid="001e46dc"/>
    </style:style>
    <style:style style:name="T17" style:family="text">
      <style:text-properties officeooo:rsid="00210443"/>
    </style:style>
    <style:style style:name="T18" style:family="text">
      <style:text-properties officeooo:rsid="00240284"/>
    </style:style>
    <style:style style:name="T19" style:family="text">
      <style:text-properties officeooo:rsid="002b1d56"/>
    </style:style>
    <style:style style:name="T20" style:family="text">
      <style:text-properties officeooo:rsid="002bdd85"/>
    </style:style>
    <style:style style:name="T21" style:family="text">
      <style:text-properties officeooo:rsid="002c00e9"/>
    </style:style>
    <style:style style:name="T22" style:family="text">
      <style:text-properties officeooo:rsid="002c62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ORKSHOP</text:p>
      <text:p text:style-name="P1"/>
      <text:p text:style-name="P1">- <text:span text:style-name="T1">O que é um sistema distribuído?</text:span></text:p>
      <text:p text:style-name="P1"><text:span text:style-name="T1"/></text:p>
      <text:p text:style-name="P6"><text:span text:style-name="T3"><text:tab/></text:span><text:span text:style-name="T6">Um sistema distribuído se caracteriza por dispor de vários de seus processos </text:span><text:span text:style-name="T8">assíncronos</text:span><text:span text:style-name="T6"> funcionamento separadamente, em uma ou várias máquinas, interligados por meio de </text:span><text:span text:style-name="T2">troca de mensagens padronizadas </text:span><text:span text:style-name="T8">disponibilizando, em conjunto, um ou mais serviços</text:span><text:span text:style-name="T6">. </text:span><text:span text:style-name="T7">O</text:span><text:span text:style-name="T6"> maior exemplo </text:span><text:span text:style-name="T7">de sistema distribuído</text:span><text:span text:style-name="T6"> </text:span><text:span text:style-name="T7">é</text:span><text:span text:style-name="T6"> a própria internet, que dispõe inúmeros serviços dentre os quais </text:span><text:span text:style-name="T7">o </text:span><text:span text:style-name="T6">web, se </text:span><text:span text:style-name="T8">disponibiliza</text:span><text:span text:style-name="T7"> através de inúmeros servidores espalhados ao redor do globo </text:span><text:span text:style-name="T8">e comunica-se através de mensagens padronizadas, </text:span><text:span text:style-name="T9">compondo também o que se chama de um sistema distribuído de sistemas distribuídos (Serviço de </text:span><text:span text:style-name="T13">R</text:span><text:span text:style-name="T9">oteamento, Domain Name System, etc)</text:span><text:span text:style-name="T7">.</text:span></text:p>
      <text:p text:style-name="P6"><text:span text:style-name="T7"><text:tab/></text:span><text:span text:style-name="T13">Algumas características importantes em sistemas distribuídos :</text:span></text:p>
      <text:list xml:id="list3842782520671311418" text:style-name="L6">
        <text:list-item>
          <text:p text:style-name="P24"><text:span text:style-name="T5">Nenhuma máquina (nó) detém a informação completa do que está acontecendo, o que </text:span><text:span text:style-name="T14">permitindo assim que o sistema continua funcionando mesmo que um dos nós falhe.</text:span></text:p>
        </text:list-item>
        <text:list-item>
          <text:p text:style-name="P24"><text:span text:style-name="T14">Cada nó deve tomar decisões com base em informações locais. (implementação de algoritmos distribuídos)</text:span></text:p>
        </text:list-item>
        <text:list-item>
          <text:p text:style-name="P25"><text:span text:style-name="T14">N</text:span><text:span text:style-name="T5">ão existe um suposição de um relógio global.</text:span></text:p>
        </text:list-item>
      </text:list>
      <text:p text:style-name="P3"><text:span text:style-name="T6"><text:s text:c="3"/></text:span></text:p>
      <text:p text:style-name="P1">- <text:span text:style-name="T1">Características de um sistema distribuído:</text:span></text:p>
      <text:list xml:id="list5983952066682742233" text:style-name="L1">
        <text:list-item>
          <text:p text:style-name="P2">Heterogeneidade (Software/Hardware)</text:p>
        </text:list-item>
        <text:list-item>
          <text:p text:style-name="P2">Escalabilidade </text:p>
        </text:list-item>
        <text:list-item>
          <text:p text:style-name="P2">Segurança</text:p>
        </text:list-item>
        <text:list-item>
          <text:p text:style-name="P2">Confiabilidade</text:p>
        </text:list-item>
        <text:list-item>
          <text:p text:style-name="P2">Compartilhamento de Recursos</text:p>
        </text:list-item>
        <text:list-item>
          <text:p text:style-name="P2">Abertura</text:p>
        </text:list-item>
        <text:list-item>
          <text:p text:style-name="P2">Concorrência</text:p>
        </text:list-item>
        <text:list-item>
          <text:p text:style-name="P2">Tolerância a Falhas</text:p>
        </text:list-item>
        <text:list-item>
          <text:p text:style-name="P2">Transparência</text:p>
        </text:list-item>
        <text:list-item>
          <text:p text:style-name="P2">“<text:span text:style-name="T4">No global Clock</text:span>”</text:p>
        </text:list-item>
        <text:list-item>
          <text:p text:style-name="P15">Arquitetura</text:p>
        </text:list-item>
      </text:list>
      <text:p text:style-name="P1"/>
      <text:p text:style-name="P4">- <text:span text:style-name="T1">Heterogeneidade</text:span></text:p>
      <text:p text:style-name="P4"><text:span text:style-name="T1"/></text:p>
      <text:p text:style-name="P4"><text:span text:style-name="T1"><text:tab/></text:span><text:span text:style-name="T10">Exemplos de heterogeneidade :</text:span></text:p>
      <text:list xml:id="list1776634085372154028" text:style-name="L3">
        <text:list-item>
          <text:p text:style-name="P11"><text:span text:style-name="T17">R</text:span>ede</text:p>
        </text:list-item>
        <text:list-item>
          <text:p text:style-name="P11"><text:span text:style-name="T17">H</text:span>ardware</text:p>
        </text:list-item>
        <text:list-item>
          <text:p text:style-name="P11"><text:span text:style-name="T17">S</text:span>istema operacional</text:p>
        </text:list-item>
        <text:list-item>
          <text:p text:style-name="P11"><text:span text:style-name="T17">L</text:span>inguagem de programação</text:p>
        </text:list-item>
      </text:list>
      <text:p text:style-name="P12"/>
      <text:p text:style-name="P12"><text:tab/>A crescente necessidade de se haver uma integração dentre diferentes tipos de hardware, sistemas operacionais e diferentes programas trouxe também a necessidade de se haver um acordo sobre padrões e normas de comunicação. (O maior deles sendo o IP – Internet Protocol)</text:p>
      <text:p text:style-name="P12"><text:tab/>Middleware – Foi pensado para que houvesse a contínua mitigação dos problemas enfrentados para comunicação de diferentes programas. (Basicamente um tradutor de um programa/sistema para outro.) <text:span text:style-name="T18">(CORBA)</text:span></text:p>
      <text:p text:style-name="P12"><text:tab/><text:span text:style-name="T18">Virtual Machine – Provê uma maneira de se codificar aplicativos para uma plataforma específica, independente de que hardware a VM esteja sendo executada. (JVM)</text:span></text:p>
      <text:p text:style-name="P12"/>
      <text:p text:style-name="P12"/>
      <text:p text:style-name="P12"/>
      <text:p text:style-name="P12"><text:soft-page-break/></text:p>
      <text:p text:style-name="P17">- Abertura</text:p>
      <text:p text:style-name="P17"><text:span text:style-name="T5"><text:tab/></text:span></text:p>
      <text:p text:style-name="P17"><text:span text:style-name="T5"><text:tab/>Abertura de um sistema diz respeito a sua capacidade de ser estendido e reimplementado de maneiras diferentes. </text:span><text:span text:style-name="T11">A abertura se mede de acordo com a facilidade com a qual novos recursos são inseridos e se são disponibilizados a uma grande variedade de programas. </text:span></text:p>
      <text:p text:style-name="P17"><text:span text:style-name="T12"><text:tab/>Alguns passos para caracterização de um sistema aberto :</text:span></text:p>
      <text:list xml:id="list224696677090770161" text:style-name="L4">
        <text:list-item>
          <text:p text:style-name="P18"><text:span text:style-name="T5">Documentação</text:span></text:p>
        </text:list-item>
        <text:list-item>
          <text:p text:style-name="P18"><text:span text:style-name="T5">Disposição do código fonte</text:span></text:p>
        </text:list-item>
        <text:list-item>
          <text:p text:style-name="P18"><text:span text:style-name="T5">Utilização de interface de comunicação padronizadas e amplamente difundidas</text:span></text:p>
        </text:list-item>
      </text:list>
      <text:p text:style-name="P17"><text:span text:style-name="T5"/></text:p>
      <text:p text:style-name="P19">- Transparência</text:p>
      <text:p text:style-name="P19"/>
      <text:p text:style-name="P20"><text:tab/><text:span text:style-name="T5">Transparência tem por objetivo ocultar do usuário final a natureza de um sistema distribuído de estar em execução em diversas máquinas, parecendo que na verdade o usuário está em interação com apenas uma máquina que dispõe um serviço/</text:span><text:span text:style-name="T13">recurso</text:span><text:span text:style-name="T5">.</text:span></text:p>
      <text:p text:style-name="P20"><text:span text:style-name="T5"/></text:p>
      <text:p text:style-name="P20"><text:span text:style-name="T5"><text:tab/></text:span><text:span text:style-name="T13">Alguns tipos de transparência :</text:span></text:p>
      <text:list xml:id="list4796699672918635849" text:style-name="L5">
        <text:list-item>
          <text:p text:style-name="P21"><text:span text:style-name="T5">Localização – Oculta do usuário o lugar onde o serviço está sendo disponibilizado</text:span></text:p>
        </text:list-item>
        <text:list-item>
          <text:p text:style-name="P21"><text:span text:style-name="T5">Acesso – Oculta diferenças no modo de acesso a um recurso</text:span></text:p>
        </text:list-item>
        <text:list-item>
          <text:p text:style-name="P21"><text:span text:style-name="T5">Migração – Oculta que recurso pode ser movido para outra localização</text:span></text:p>
        </text:list-item>
        <text:list-item>
          <text:p text:style-name="P21"><text:span text:style-name="T5">Replicação – Oculta que um recurso é replicado</text:span></text:p>
        </text:list-item>
        <text:list-item>
          <text:p text:style-name="P21"><text:span text:style-name="T5">Concorrência – Oculta que um recurso pode estar sendo compartilhado</text:span></text:p>
        </text:list-item>
        <text:list-item>
          <text:p text:style-name="P21"><text:span text:style-name="T5">Falha – Oculta a falha e a recuperação de um recurso</text:span></text:p>
        </text:list-item>
      </text:list>
      <text:p text:style-name="P17"><text:span text:style-name="T5"/></text:p>
      <text:p text:style-name="P17"><text:span text:style-name="T5"><text:tab/></text:span></text:p>
      <text:p text:style-name="P22">- Escalabilidade</text:p>
      <text:p text:style-name="P23"><text:tab/><text:span text:style-name="T5">Técnicas de escalabilidade :</text:span></text:p>
      <text:list xml:id="list3194310689822965421" text:style-name="L7">
        <text:list-item>
          <text:p text:style-name="P26"><text:span text:style-name="T15">Aumentar a disponibilidade dos recursos</text:span></text:p>
        </text:list-item>
        <text:list-item>
          <text:p text:style-name="P26"><text:span text:style-name="T15">Balanceamento de carga</text:span></text:p>
        </text:list-item>
        <text:list-item>
          <text:p text:style-name="P26"><text:span text:style-name="T15">Mitigação do processamento (entre cliente e servidor)</text:span></text:p>
        </text:list-item>
        <text:list-item>
          <text:p text:style-name="P26"><text:span text:style-name="T15">Ocultação da latência de comunicação</text:span><text:span text:style-name="T14"><text:line-break/></text:span></text:p>
        </text:list-item>
      </text:list>
      <text:p text:style-name="P9"><text:span text:style-name="T1">- Falhas na rede e comunicação</text:span></text:p>
      <text:p text:style-name="P9"><text:span text:style-name="T1"/></text:p>
      <text:p text:style-name="P10"><text:tab/>Falhas são difíceis de se detectar por <text:span text:style-name="T16">termos algumas características já elencadas, como a não existência de um relógio global e não existir um limite de tempo para a comunicação previamente estabelecido. CITAR OS TIPOS DE FALHAS. </text:span></text:p>
      <text:p text:style-name="P4"><text:span text:style-name="T1"/></text:p>
      <text:p text:style-name="P7">- Melhorias</text:p>
      <text:list xml:id="list694317060060792956" text:style-name="L2">
        <text:list-item>
          <text:p text:style-name="P8">Disponibilização <text:span text:style-name="T19">do</text:span> número de <text:span text:style-name="T19">W</text:span>orkers de acordo com a <text:span text:style-name="T19">frequência de requisições. (Master ser capaz de spawnar mais workers de acordo com a necessidade)</text:span></text:p>
        </text:list-item>
        <text:list-item>
          <text:p text:style-name="P16">Worker <text:span text:style-name="T19">deve </text:span>assumir papel de <text:span text:style-name="T19">M</text:span>aster, <text:span text:style-name="T19">caso Master venha a falhar</text:span></text:p>
          <text:list>
            <text:list-item>
              <text:p text:style-name="P27">Identificação de falha na Master</text:p>
            </text:list-item>
            <text:list-item>
              <text:p text:style-name="P27">Processo de Eleição a nova Master <text:span text:style-name="T21">(?)</text:span></text:p>
            </text:list-item>
          </text:list>
        </text:list-item>
        <text:list-item>
          <text:p text:style-name="P14"><text:span text:style-name="T20">Master deve lidar com falha em Worker (KillProcess/SpawnNewWorker)</text:span></text:p>
        </text:list-item>
        <text:list-item>
          <text:p text:style-name="P14">Duplicação do banco de dados (<text:span text:style-name="T19">Redundância</text:span>)</text:p>
        </text:list-item>
        <text:list-item>
          <text:p text:style-name="P27">Limitar o número de requisições feitas por um mesmo usuário em determinado espaço de tempo <text:span text:style-name="T22">(DDoS)</text:span></text:p>
        </text:list-item>
        <text:list-item>
          <text:p text:style-name="P13">Verificação da <text:span text:style-name="T19">plataforma</text:span> usada para o envio da requisição (<text:span text:style-name="T19">python processo ou navegador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6:19:37.304340280</meta:creation-date>
    <dc:date>2019-01-24T16:54:14.604876261</dc:date>
    <meta:editing-duration>PT23H2M57S</meta:editing-duration>
    <meta:editing-cycles>9</meta:editing-cycles>
    <meta:generator>LibreOffice/5.2.7.2$Linux_X86_64 LibreOffice_project/20m0$Build-2</meta:generator>
    <meta:document-statistic meta:table-count="0" meta:image-count="0" meta:object-count="0" meta:page-count="2" meta:paragraph-count="63" meta:word-count="652" meta:character-count="4184" meta:non-whitespace-character-count="3601"/>
  </office:meta>
</office:document-meta>
</file>